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SearchPolicy.fin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.findLibr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.find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.R4SearchPolicy( R4SearchPolicyCore policyCore ,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4SearchPolicy.findResourc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.definePackag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